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a38" officeooo:paragraph-rsid="000a3a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/>ssh-keygen -t rsa -P ""</text:p>
      <text:p text:style-name="P1"><text:s text:c="4"/>2 <text:s/>cat $HOME/.ssh/id_rsa.pub</text:p>
      <text:p text:style-name="P1"><text:s text:c="4"/>3 <text:s/>cat $HOME/.ssh/authorized_keys</text:p>
      <text:p text:style-name="P1"><text:s text:c="4"/>4 <text:s/>$HOME/.ssh/authorized_keys</text:p>
      <text:p text:style-name="P1"><text:s text:c="4"/>5 <text:s/>cat id_rsa.pub</text:p>
      <text:p text:style-name="P1"><text:s text:c="4"/>6 <text:s/>ssh localhost</text:p>
      <text:p text:style-name="P1"><text:s text:c="4"/>7 <text:s/>cd ~</text:p>
      <text:p text:style-name="P1"><text:s text:c="4"/>8 <text:s/>pwd</text:p>
      <text:p text:style-name="P1"><text:s text:c="4"/>9 <text:s/>mkdir navya</text:p>
      <text:p text:style-name="P1"><text:s text:c="3"/>10 <text:s/>cd navya</text:p>
      <text:p text:style-name="P1"><text:s text:c="3"/>11 <text:s/>cd ..</text:p>
      <text:p text:style-name="P1"><text:s text:c="3"/>12 <text:s/>ls -l</text:p>
      <text:p text:style-name="P1"><text:s text:c="3"/>13 <text:s/>ls -a</text:p>
      <text:p text:style-name="P1"><text:s text:c="3"/>14 <text:s/>ls -l -a</text:p>
      <text:p text:style-name="P1"><text:s text:c="3"/>15 <text:s/>ls -al</text:p>
      <text:p text:style-name="P1"><text:s text:c="3"/>16 <text:s/>clear</text:p>
      <text:p text:style-name="P1"><text:s text:c="3"/>17 <text:s/>nano niit.txt</text:p>
      <text:p text:style-name="P1"><text:s text:c="3"/>18 <text:s/>cat niit.txt</text:p>
      <text:p text:style-name="P1"><text:s text:c="3"/>19 <text:s/>gedit niit.txt</text:p>
      <text:p text:style-name="P1"><text:s text:c="3"/>20 <text:s/>mov niit.txt navya</text:p>
      <text:p text:style-name="P1"><text:s text:c="3"/>21 <text:s/>mv niit.txt navya</text:p>
      <text:p text:style-name="P1"><text:s text:c="3"/>22 <text:s/>cat navya</text:p>
      <text:p text:style-name="P1"><text:s text:c="3"/>23 <text:s/>cat niit.txt</text:p>
      <text:p text:style-name="P1"><text:s text:c="3"/>24 <text:s/>cat navya/niit.txt</text:p>
      <text:p text:style-name="P1"><text:s text:c="3"/>25 <text:s/>cd navya</text:p>
      <text:p text:style-name="P1"><text:s text:c="3"/>26 <text:s/>cat niit.txt</text:p>
      <text:p text:style-name="P1"><text:s text:c="3"/>27 <text:s/>ls</text:p>
      <text:p text:style-name="P1"><text:s text:c="3"/>28 <text:s/>cp niit.txt niit1.txt</text:p>
      <text:p text:style-name="P1"><text:s text:c="3"/>29 <text:s/>cat niit1.txt</text:p>
      <text:p text:style-name="P1"><text:s text:c="3"/>30 <text:s/>rm niit.txt</text:p>
      <text:p text:style-name="P1"><text:s text:c="3"/>31 <text:s/>cat niit.txt</text:p>
      <text:p text:style-name="P1"><text:s text:c="3"/>32 <text:s/>ls</text:p>
      <text:p text:style-name="P1"><text:s text:c="3"/>33 <text:s/>mkdir navya1</text:p>
      <text:p text:style-name="P1"><text:s text:c="3"/>34 <text:s/>ls </text:p>
      <text:p text:style-name="P1"><text:s text:c="3"/>35 <text:s/>cd ..</text:p>
      <text:p text:style-name="P1"><text:s text:c="3"/>36 <text:s/>rm navya</text:p>
      <text:p text:style-name="P1"><text:s text:c="3"/>37 <text:s/>rm -R navya</text:p>
      <text:p text:style-name="P1"><text:s text:c="3"/>38 <text:s/>cd navya</text:p>
      <text:p text:style-name="P1"><text:s text:c="3"/>39 <text:s/>cd navya1</text:p>
      <text:p text:style-name="P1"><text:s text:c="3"/>40 <text:s/>cat niit1.txt</text:p>
      <text:p text:style-name="P1"><text:s text:c="3"/>41 <text:s/>cat niit.txt</text:p>
      <text:p text:style-name="P1"><text:s text:c="3"/>42 <text:s/>nano niit.txt</text:p>
      <text:p text:style-name="P1"><text:s text:c="3"/>43 <text:s/>cat niit.txt</text:p>
      <text:p text:style-name="P1"><text:s text:c="3"/>44 <text:s/>sudo gedit niit.txt</text:p>
      <text:p text:style-name="P1"><text:s text:c="3"/>45 <text:s/>nano niit.txt</text:p>
      <text:p text:style-name="P1"><text:s text:c="3"/>46 <text:s/>cat niit.txt</text:p>
      <text:p text:style-name="P1"><text:s text:c="3"/>47 <text:s/>nano niit.txt</text:p>
      <text:p text:style-name="P1"><text:s text:c="3"/>48 <text:s/>hadoop fs -mkdir /niit</text:p>
      <text:p text:style-name="P1"><text:s text:c="3"/>49 <text:s/>start-all.sh</text:p>
      <text:p text:style-name="P1"><text:soft-page-break/><text:s text:c="3"/>50 <text:s/>hadoop fs -mkdir /niit</text:p>
      <text:p text:style-name="P1"><text:s text:c="3"/>51 <text:s/>hadoop fs -mkdir /user</text:p>
      <text:p text:style-name="P1"><text:s text:c="3"/>52 <text:s/>jps</text:p>
      <text:p text:style-name="P1"><text:s text:c="3"/>53 <text:s/>hadoop fs -mkdir /niit</text:p>
      <text:p text:style-name="P1"><text:s text:c="3"/>54 <text:s/>hadoop fs -mkdir /navya</text:p>
      <text:p text:style-name="P1"><text:s text:c="3"/>55 <text:s/>jps</text:p>
      <text:p text:style-name="P1"><text:s text:c="3"/>56 <text:s/>stop-all.sh</text:p>
      <text:p text:style-name="P1"><text:s text:c="3"/>57 <text:s/>start-all.sh</text:p>
      <text:p text:style-name="P1"><text:s text:c="3"/>58 <text:s/>hadoop fs -mkdir /niit</text:p>
      <text:p text:style-name="P1"><text:s text:c="3"/>59 <text:s/>jps</text:p>
      <text:p text:style-name="P1"><text:s text:c="3"/>60 <text:s/>cd /usr/local/hadoop/sbin</text:p>
      <text:p text:style-name="P1"><text:s text:c="3"/>61 <text:s/>ls</text:p>
      <text:p text:style-name="P1"><text:s text:c="3"/>62 <text:s/>refresh-namenode.sh</text:p>
      <text:p text:style-name="P1"><text:s text:c="3"/>63 <text:s/>refresh-namenodes.sh</text:p>
      <text:p text:style-name="P1"><text:s text:c="3"/>64 <text:s/>cd ~</text:p>
      <text:p text:style-name="P1"><text:s text:c="3"/>65 <text:s/>sudo rm -R /usr/local/hadoop_store</text:p>
      <text:p text:style-name="P1"><text:s text:c="3"/>66 <text:s/>sudo mkdir -p /usr/local/hadoop_store/hdfs/namenode</text:p>
      <text:p text:style-name="P1"><text:s text:c="3"/>67 <text:s/>sudo mkdir -p /usr/local/hadoop_store/hdfs/datanode</text:p>
      <text:p text:style-name="P1"><text:s text:c="3"/>68 <text:s/>sudo chown -R hduser:hadoop <text:s/>/usr/local/hadoop_store</text:p>
      <text:p text:style-name="P1"><text:s text:c="3"/>69 <text:s/>jps</text:p>
      <text:p text:style-name="P1"><text:s text:c="3"/>70 <text:s/>nano /usr/local/hadoop/etc/hadoop/hdfs-site.xml</text:p>
      <text:p text:style-name="P1"><text:s text:c="3"/>71 <text:s/>hadoop namenode -format</text:p>
      <text:p text:style-name="P1"><text:s text:c="3"/>72 <text:s/>start-all.sh</text:p>
      <text:p text:style-name="P1"><text:s text:c="3"/>73 <text:s/>jps</text:p>
      <text:p text:style-name="P1"><text:s text:c="3"/>74 <text:s/>sudo apt-get update</text:p>
      <text:p text:style-name="P1"><text:s text:c="3"/>75 <text:s/>sudo apt-get install eclipse</text:p>
      <text:p text:style-name="P1"><text:s text:c="3"/>76 <text:s/>type ls</text:p>
      <text:p text:style-name="P1"><text:s text:c="3"/>77 <text:s/>type cat</text:p>
      <text:p text:style-name="P1"><text:s text:c="3"/>78 <text:s/>which ls</text:p>
      <text:p text:style-name="P1"><text:s text:c="3"/>79 <text:s/>help -m cd</text:p>
      <text:p text:style-name="P1"><text:s text:c="3"/>80 <text:s/>mkdir --help</text:p>
      <text:p text:style-name="P1"><text:s text:c="3"/>81 <text:s/>man ls</text:p>
      <text:p text:style-name="P1"><text:s text:c="3"/>82 <text:s/>jps</text:p>
      <text:p text:style-name="P1"><text:s text:c="3"/>83 <text:s/>ifconfig</text:p>
      <text:p text:style-name="P1"><text:s text:c="3"/>84 <text:s/>jpsjps</text:p>
      <text:p text:style-name="P1"><text:s text:c="3"/>85 <text:s/>jps</text:p>
      <text:p text:style-name="P1"><text:s text:c="3"/>86 <text:s/>hadoop fs -ls /niit</text:p>
      <text:p text:style-name="P1"><text:s text:c="3"/>87 <text:s/>hadoop fs -ls hdfs://localhost:54310/niit</text:p>
      <text:p text:style-name="P1"><text:s text:c="3"/>88 <text:s/>cd /usr/local/hadoop_store/hdfs/namenode</text:p>
      <text:p text:style-name="P1"><text:s text:c="3"/>89 <text:s/>version</text:p>
      <text:p text:style-name="P1"><text:s text:c="3"/>90 <text:s/>VERSION</text:p>
      <text:p text:style-name="P1"><text:s text:c="3"/>91 <text:s/>cat VERSION</text:p>
      <text:p text:style-name="P1"><text:s text:c="3"/>92 <text:s/>ls</text:p>
      <text:p text:style-name="P1"><text:s text:c="3"/>93 <text:s/>cd /current</text:p>
      <text:p text:style-name="P1"><text:s text:c="3"/>94 <text:s/>cd current</text:p>
      <text:p text:style-name="P1"><text:s text:c="3"/>95 <text:s/>VERSION</text:p>
      <text:p text:style-name="P1"><text:s text:c="3"/>96 <text:s/>cat VERSION</text:p>
      <text:p text:style-name="P1"><text:s text:c="3"/>97 <text:s/>ls</text:p>
      <text:p text:style-name="P1"><text:s text:c="3"/>98 <text:s/>cat edits_inprogress_0000000000000000019</text:p>
      <text:p text:style-name="P1"><text:soft-page-break/><text:s text:c="3"/>99 <text:s/>cd ~</text:p>
      <text:p text:style-name="P1"><text:s text:c="2"/>100 <text:s/>hadoop fs -cat /niit/niit.txt</text:p>
      <text:p text:style-name="P1"><text:s text:c="2"/>101 <text:s/>nano niit.txt</text:p>
      <text:p text:style-name="P1"><text:s text:c="2"/>102 <text:s/>hadoop fs -copyFromLocal niit.txt /niit</text:p>
      <text:p text:style-name="P1"><text:s text:c="2"/>103 <text:s/>hadoop fs -mkdir /niit</text:p>
      <text:p text:style-name="P1"><text:s text:c="2"/>104 <text:s/>hadoop fs -mkdir niit</text:p>
      <text:p text:style-name="P1"><text:s text:c="2"/>105 <text:s/>hadoop fs -mkdir bigdata</text:p>
      <text:p text:style-name="P1"><text:s text:c="2"/>106 <text:s/>hadoop rm -R niit</text:p>
      <text:p text:style-name="P1"><text:s text:c="2"/>107 <text:s/>hadoop fs -mkdir /niit</text:p>
      <text:p text:style-name="P1"><text:s text:c="2"/>108 <text:s/>start-all.sh</text:p>
      <text:p text:style-name="P1"><text:s text:c="2"/>109 <text:s/>cp/home/ubuntu/Downloads/hadoop-2.6.0.tar.gz/home/hduser</text:p>
      <text:p text:style-name="P1"><text:s text:c="2"/>110 <text:s/>cp /home/ubuntu/Downloads/hadoop-2.6.0.tar.gz/home/hduser</text:p>
      <text:p text:style-name="P1"><text:s text:c="2"/>111 <text:s/>cp /home/ubuntu/Downloads/hadoop-2.6.0.tar.gz /home/hduser</text:p>
      <text:p text:style-name="P1"><text:s text:c="2"/>112 <text:s/>tar xvzf hadoop-2.6.0.tar.gz</text:p>
      <text:p text:style-name="P1"><text:s text:c="2"/>113 <text:s/>mv hadoop-2.6.0 hadoop</text:p>
      <text:p text:style-name="P1"><text:s text:c="2"/>114 <text:s/>sudo mv hadoop /usr/local</text:p>
      <text:p text:style-name="P1"><text:s text:c="2"/>115 <text:s/>su ubuntu</text:p>
      <text:p text:style-name="P1"><text:s text:c="2"/>116 <text:s/>echo $PATH</text:p>
      <text:p text:style-name="P1"><text:s text:c="2"/>117 <text:s/>cd /usr/local/hadoop</text:p>
      <text:p text:style-name="P1"><text:s text:c="2"/>118 <text:s/>cd /usr/local/hadoop/sbin</text:p>
      <text:p text:style-name="P1"><text:s text:c="2"/>119 <text:s/>ls</text:p>
      <text:p text:style-name="P1"><text:s text:c="2"/>120 <text:s/>start-all.sh</text:p>
      <text:p text:style-name="P1"><text:s text:c="2"/>121 <text:s/>jps</text:p>
      <text:p text:style-name="P1"><text:s text:c="2"/>122 <text:s/>cd /usr/local/hadoop/bin</text:p>
      <text:p text:style-name="P1"><text:s text:c="2"/>123 <text:s/>start-all.sh</text:p>
      <text:p text:style-name="P1"><text:s text:c="2"/>124 <text:s/>jps</text:p>
      <text:p text:style-name="P1"><text:s text:c="2"/>125 <text:s/>echo $PATH</text:p>
      <text:p text:style-name="P1"><text:s text:c="2"/>126 <text:s/>/usr/local/</text:p>
      <text:p text:style-name="P1"><text:s text:c="2"/>127 <text:s/>/usr/local/ ls</text:p>
      <text:p text:style-name="P1"><text:s text:c="2"/>128 <text:s/>/usr/local/ ls -l</text:p>
      <text:p text:style-name="P1"><text:s text:c="2"/>129 <text:s/>cd /usr/local/</text:p>
      <text:p text:style-name="P1"><text:s text:c="2"/>130 <text:s/>ls -l</text:p>
      <text:p text:style-name="P1"><text:s text:c="2"/>131 <text:s/>cd ~</text:p>
      <text:p text:style-name="P1"><text:s text:c="2"/>132 <text:s/>nano ~/.bashrc</text:p>
      <text:p text:style-name="P1"><text:s text:c="2"/>133 <text:s/>source ~/.bashrc</text:p>
      <text:p text:style-name="P1"><text:s text:c="2"/>134 <text:s/>cd /usr/local/hadoop/sbin</text:p>
      <text:p text:style-name="P1"><text:s text:c="2"/>135 <text:s/>start-all.sh</text:p>
      <text:p text:style-name="P1"><text:s text:c="2"/>136 <text:s/>jps</text:p>
      <text:p text:style-name="P1"><text:s text:c="2"/>137 <text:s/>cd ~</text:p>
      <text:p text:style-name="P1"><text:s text:c="2"/>138 <text:s/>pwd</text:p>
      <text:p text:style-name="P1"><text:s text:c="2"/>139 <text:s/>su ubuntu</text:p>
      <text:p text:style-name="P1"><text:s text:c="2"/>140 <text:s/>start-all.sh</text:p>
      <text:p text:style-name="P1"><text:s text:c="2"/>141 <text:s/>netstat -plten | grep java</text:p>
      <text:p text:style-name="P1"><text:s text:c="2"/>142 <text:s/>jps</text:p>
      <text:p text:style-name="P1"><text:s text:c="2"/>143 <text:s/>hadoopdaemon.sh start namenode</text:p>
      <text:p text:style-name="P1"><text:s text:c="2"/>144 <text:s/>start-all.sh</text:p>
      <text:p text:style-name="P1"><text:s text:c="2"/>145 <text:s/>start-dfs.sh</text:p>
      <text:p text:style-name="P1"><text:s text:c="2"/>146 <text:s/>start-yarn.sh</text:p>
      <text:p text:style-name="P1"><text:s text:c="2"/>147 <text:s/>cd ..</text:p>
      <text:p text:style-name="P1"><text:soft-page-break/><text:s text:c="2"/>148 <text:s/>start-all.sh</text:p>
      <text:p text:style-name="P1"><text:s text:c="2"/>149 <text:s/>sudo su ubuntu</text:p>
      <text:p text:style-name="P1"><text:s text:c="2"/>150 <text:s/>start-all.sh</text:p>
      <text:p text:style-name="P1"><text:s text:c="2"/>151 <text:s/>cd ..</text:p>
      <text:p text:style-name="P1"><text:s text:c="2"/>152 <text:s/>cd..</text:p>
      <text:p text:style-name="P1"><text:s text:c="2"/>153 <text:s/>cd ..</text:p>
      <text:p text:style-name="P1"><text:s text:c="2"/>154 <text:s/>start-all.sh</text:p>
      <text:p text:style-name="P1"><text:s text:c="2"/>155 <text:s/>start-dfs.sh</text:p>
      <text:p text:style-name="P1"><text:s text:c="2"/>156 <text:s/>sudo su ubuntu</text:p>
      <text:p text:style-name="P1"><text:s text:c="2"/>157 <text:s/>start-all.sh</text:p>
      <text:p text:style-name="P1"><text:s text:c="2"/>158 <text:s/>jps</text:p>
      <text:p text:style-name="P1"><text:s text:c="2"/>159 <text:s/>hadoop fs -ls hdfs://127.0.0.1:54310/niit1</text:p>
      <text:p text:style-name="P1"><text:s text:c="2"/>160 <text:s/>cd /usr/local/hadoop/etc/hadoop</text:p>
      <text:p text:style-name="P1"><text:s text:c="2"/>161 <text:s/>ls</text:p>
      <text:p text:style-name="P1"><text:s text:c="2"/>162 <text:s/>nano mapred-default.xml</text:p>
      <text:p text:style-name="P1"><text:s text:c="2"/>163 <text:s/>cd ~</text:p>
      <text:p text:style-name="P1"><text:s text:c="2"/>164 <text:s/>history</text:p>
      <text:p text:style-name="P1"><text:s text:c="2"/>165 <text:s/>jps</text:p>
      <text:p text:style-name="P1"><text:s text:c="2"/>166 <text:s/>start-all.sh</text:p>
      <text:p text:style-name="P1"><text:s text:c="2"/>167 <text:s/>jps</text:p>
      <text:p text:style-name="P1"><text:s text:c="2"/>168 <text:s/>hadoop jar /home/ubuntu/Documents/FirstHadoopPgm.jar MainMethod /niit1/Transactional.txt /niit1/output1</text:p>
      <text:p text:style-name="P1"><text:s text:c="2"/>169 <text:s/>hadoop jar /home/ubuntu/Documents/FirstHadoopPgm.jar MainMethod/niit1/Transactional.txt /niit1/output1</text:p>
      <text:p text:style-name="P1"><text:s text:c="2"/>170 <text:s/>hadoop jar /home/ubuntu/FirstHadoopPgm.jar MainMethod /niit1/Transactional.txt /niit1/output2</text:p>
      <text:p text:style-name="P1"><text:s text:c="2"/>171 <text:s/>hadoop jar /home/ubuntu/FirstHadoopPgm.jar MainMethod /niit1/Transactional.txt /niit1/output3</text:p>
      <text:p text:style-name="P1"><text:s text:c="2"/>172 <text:s/>hadoop fs -rm /niit/output1</text:p>
      <text:p text:style-name="P1"><text:s text:c="2"/>173 <text:s/>hadoop jar /home/ubuntu/wc1.jar WordCount1 /niit1/Transactional.txt /niit1/output1</text:p>
      <text:p text:style-name="P1"><text:s text:c="2"/>174 <text:s/>hadoop fs -rm /niit1/Transactional.txt</text:p>
      <text:p text:style-name="P1"><text:s text:c="2"/>175 <text:s/>hadoop fs -ls /niit1</text:p>
      <text:p text:style-name="P1"><text:s text:c="2"/>176 <text:s/>hadoop fs -copyFromLocal /home/ubuntu/Transactional.txt /niit1</text:p>
      <text:p text:style-name="P1"><text:s text:c="2"/>177 <text:s/>hadoop fs -ls /niit1</text:p>
      <text:p text:style-name="P1"><text:s text:c="2"/>178 <text:s/>hadoop jar wc1.jar WordCount1 /niit1/Transactional.txt /niit1/output1</text:p>
      <text:p text:style-name="P1"><text:s text:c="2"/>179 <text:s/>hadoop jar /home/ubuntu/wc1.jar WordCount1 /niit1/Transactional.txt /niit1/output1</text:p>
      <text:p text:style-name="P1"><text:s text:c="2"/>180 <text:s/>hadoop fs -rm /niit1/Transactional.txt</text:p>
      <text:p text:style-name="P1"><text:s text:c="2"/>181 <text:s/>hadoop fs -mkdir /niit</text:p>
      <text:p text:style-name="P1"><text:s text:c="2"/>182 <text:s/>hadoop fs -ls /</text:p>
      <text:p text:style-name="P1"><text:s text:c="2"/>183 <text:s/>hadoop fs -put /home/ubuntu/Transactional.txt /niit</text:p>
      <text:p text:style-name="P1"><text:s text:c="2"/>184 <text:s/>hadoop fs -ls /niit</text:p>
      <text:p text:style-name="P1"><text:s text:c="2"/>185 <text:s/>hadoop fs -cat /niit/Transactional.txt</text:p>
      <text:p text:style-name="P1"><text:s text:c="2"/>186 <text:s/>hadoop jar /home/ubuntu/wc1.jar Wordcount1 /niit/Trit/Transactional.txt /niit/output</text:p>
      <text:p text:style-name="P1"><text:s text:c="2"/>187 <text:s/>hadoop jar /home/ubuntu/wc1.jar /home/ubuntu/Wordcount1 /niit/Trit/Transactional.txt /niit/output</text:p>
      <text:p text:style-name="P1"><text:s text:c="2"/>188 <text:s/>hadoop jar /home/ubuntu/wc1.jar WordCount1 /niit/Trit/Transactional.txt /niit/output</text:p>
      <text:p text:style-name="P1"><text:s text:c="2"/>189 <text:s/>hadoop jar /home/ubuntu/wc1.jar WordCount1 /niit//Transactional.txt /niit/output</text:p>
      <text:p text:style-name="P1"><text:s text:c="2"/>190 <text:s/>hadoop fs -ls /niit</text:p>
      <text:p text:style-name="P1"><text:s text:c="2"/>191 <text:s/>hadoop jar /home/ubuntu/wc1.jar WordCount1 /home/ubuntu/Transactional.txt /niit/output</text:p>
      <text:p text:style-name="P1"><text:s text:c="2"/>192 <text:s/>hadoop fs -ls /niit1</text:p>
      <text:p text:style-name="P1"><text:s text:c="2"/>193 <text:s/>hadoop fs -ls /niit</text:p>
      <text:p text:style-name="P1"><text:soft-page-break/><text:s text:c="2"/>194 <text:s/>jps</text:p>
      <text:p text:style-name="P1"><text:s text:c="2"/>195 <text:s/>hadoop jar /home/hduser/wc.jar WordCount /niit3 /niit3/output1</text:p>
      <text:p text:style-name="P1"><text:s text:c="2"/>196 <text:s/>hadoop jar /home/hduser/wc.jar WordCount /niit3/wordcount.txt /niit3/output2</text:p>
      <text:p text:style-name="P1"><text:s text:c="2"/>197 <text:s/>hadoop fs -copyFromLocal /home/hduser/wordcount.txt /niit1</text:p>
      <text:p text:style-name="P1"><text:s text:c="2"/>198 <text:s/>hadoop jar /home/hduser/wc.jar WordCount /niit1/wordcount.txt /niit1/output1</text:p>
      <text:p text:style-name="P1"><text:s text:c="2"/>199 <text:s/>hadoop fs -rmr /niit1/output</text:p>
      <text:p text:style-name="P1"><text:s text:c="2"/>200 <text:s/>hadoop fs -ls /niit1</text:p>
      <text:p text:style-name="P1"><text:s text:c="2"/>201 <text:s/>hadoop jar /home/hduser/wc.jar WordCount /niit1/wordcount.txt /niit1/output</text:p>
      <text:p text:style-name="P1"><text:s text:c="2"/>202 <text:s/>hadoop jar /home/hduser/wc.jar WordCount /niit1/wordcount.txt /niit1/output1</text:p>
      <text:p text:style-name="P1"><text:s text:c="2"/>203 <text:s/>jps</text:p>
      <text:p text:style-name="P1"><text:s text:c="2"/>204 <text:s/>start-all.sh</text:p>
      <text:p text:style-name="P1"><text:s text:c="2"/>205 <text:s/>jps</text:p>
      <text:p text:style-name="P1"><text:s text:c="2"/>206 <text:s/>hadoop fs -ls</text:p>
      <text:p text:style-name="P1"><text:s text:c="2"/>207 <text:s/>hadoop fs -ls /niit</text:p>
      <text:p text:style-name="P1"><text:s text:c="2"/>208 <text:s/>hadoop fs -ls /user</text:p>
      <text:p text:style-name="P1"><text:s text:c="2"/>209 <text:s/>hadoop fs -ls root/user</text:p>
      <text:p text:style-name="P1"><text:s text:c="2"/>210 <text:s/>hadoop fs -ls /niit</text:p>
      <text:p text:style-name="P1"><text:s text:c="2"/>211 <text:s/>hadoop fs -ls /user/hduser</text:p>
      <text:p text:style-name="P1"><text:s text:c="2"/>212 <text:s/>hadoop fs -ls</text:p>
      <text:p text:style-name="P1"><text:s text:c="2"/>213 <text:s/>nano salary.txt</text:p>
      <text:p text:style-name="P1"><text:s text:c="2"/>214 <text:s/>hadoop -put salary.txt</text:p>
      <text:p text:style-name="P1"><text:s text:c="2"/>215 <text:s/>hadoop fs -put salary.txt</text:p>
      <text:p text:style-name="P1"><text:s text:c="2"/>216 <text:s/>jps</text:p>
      <text:p text:style-name="P1"><text:s text:c="2"/>217 <text:s/>hadoop fs -ls /user/hduser</text:p>
      <text:p text:style-name="P1"><text:s text:c="2"/>218 <text:s/>nano /usr/local/hadoop/etc/hadoop/hadoop-env.sh</text:p>
      <text:p text:style-name="P1"><text:s text:c="2"/>219 <text:s/>clear</text:p>
      <text:p text:style-name="P1"><text:s text:c="2"/>220 <text:s/>hadoop jar /home/hduser/speed.jar SpeedOffence /niit/Speed-data.txt /niit/speed_output</text:p>
      <text:p text:style-name="P1"><text:s text:c="2"/>221 <text:s/>hadoop fs -rmr /niit/output</text:p>
      <text:p text:style-name="P1"><text:s text:c="2"/>222 <text:s/>hadoop fs -rmr /niit/output1</text:p>
      <text:p text:style-name="P1"><text:s text:c="2"/>223 <text:s/>hadoop fs -rmr /niit/output2</text:p>
      <text:p text:style-name="P1"><text:s text:c="2"/>224 <text:s/>hadoop jar /home/hduser/speed.jar SpeedOffence /niit/Speed-data.txt /niit/speed_output</text:p>
      <text:p text:style-name="P1"><text:s text:c="2"/>225 <text:s/>clear</text:p>
      <text:p text:style-name="P1"><text:s text:c="2"/>226 <text:s/>hadoop jar /home/hduser/speed.jar SpeedOffence /niit/Speed-data.txt /niit/speed_output1</text:p>
      <text:p text:style-name="P1"><text:s text:c="2"/>227 <text:s/>hadoop jar /home/hduser/speed.jar SpeedOffence /niit/Speed-data.txt /niit/speed_output12</text:p>
      <text:p text:style-name="P1"><text:s text:c="2"/>228 <text:s/>hadoop jar /home/hduser/speed.jar SpeedOffence /niit/Speed-data.txt /niit/aa</text:p>
      <text:p text:style-name="P1"><text:s text:c="2"/>229 <text:s/>hadoop jar /home/hduser/speed.jar SpeedOffence /niit/Speed-data.txt /niit</text:p>
      <text:p text:style-name="P1"><text:s text:c="2"/>230 <text:s/>hadoop fs -rm /niit/Seed-data.txt</text:p>
      <text:p text:style-name="P1"><text:s text:c="2"/>231 <text:s/>hadoop fs -rm /niit/Speed-data.txt</text:p>
      <text:p text:style-name="P1"><text:s text:c="2"/>232 <text:s/>hadoop fs -put /home/hduser/Documents/speed.txt</text:p>
      <text:p text:style-name="P1"><text:s text:c="2"/>233 <text:s/>hadoop fs -put /home/hduser/Documents/speed.txt /niit</text:p>
      <text:p text:style-name="P1"><text:s text:c="2"/>234 <text:s/>hadoop jar /home/hduser/speed1.jar SpeedOffence /niit/speed.txt /niit/output</text:p>
      <text:p text:style-name="P1"><text:s text:c="2"/>235 <text:s/>hadoop fs -cat /niit/output/part-r-00000</text:p>
      <text:p text:style-name="P1"><text:s text:c="2"/>236 <text:s/>hadoop jar /home/hduser/speed2.jar SpeedOffence /niit/speed.txt /niit/output</text:p>
      <text:p text:style-name="P1"><text:s text:c="2"/>237 <text:s/>hadoop jar /home/hduser/speed2.jar SpeedOffence /niit/speed.txt /niit/output1</text:p>
      <text:p text:style-name="P1"><text:s text:c="2"/>238 <text:s/>hadoop fs -cat /niit/output1/part-r-00000</text:p>
      <text:p text:style-name="P1"><text:s text:c="2"/>239 <text:s/>clear</text:p>
      <text:p text:style-name="P1"><text:s text:c="2"/>240 <text:s/>hadoop fs -rmr /niit/output</text:p>
      <text:p text:style-name="P1"><text:s text:c="2"/>241 <text:s/>hadoop fs -rmr /niit/output1</text:p>
      <text:p text:style-name="P1"><text:s text:c="2"/>242 <text:s/>hadoop fs -put /home/hduser/Employees.txt /niit</text:p>
      <text:p text:style-name="P1"><text:soft-page-break/><text:s text:c="2"/>243 <text:s/>hadoop fs -put /home/hduser/salary.txt /niit</text:p>
      <text:p text:style-name="P1"><text:s text:c="2"/>244 <text:s/>hadoop fs -put /home/hduser/desig.txt /niit</text:p>
      <text:p text:style-name="P1"><text:s text:c="2"/>245 <text:s/>hadoop jar /home/hduser/mapside.jar Mapside /niit/Employees.txt /niit/output</text:p>
      <text:p text:style-name="P1"><text:s text:c="2"/>246 <text:s/>hadoop jar /home/hduser/mapside.jar MapSide /niit/Employees.txt /niit/output</text:p>
      <text:p text:style-name="P1"><text:s text:c="2"/>247 <text:s/>clear</text:p>
      <text:p text:style-name="P1"><text:s text:c="2"/>248 <text:s/>hadoop jar /home/hduser/speed.jar /niit/speed.txt /niit/output</text:p>
      <text:p text:style-name="P1"><text:s text:c="2"/>249 <text:s/>hadoop jar /home/hduser/speed.jar SpeedOffence /niit/speed.txt /niit/output</text:p>
      <text:p text:style-name="P1"><text:s text:c="2"/>250 <text:s/>hadoop fs -cat /niit/output/part-r-00000</text:p>
      <text:p text:style-name="P1"><text:s text:c="2"/>251 <text:s/>clear</text:p>
      <text:p text:style-name="P1"><text:s text:c="2"/>252 <text:s/>hadoop fs -ls</text:p>
      <text:p text:style-name="P1"><text:s text:c="2"/>253 <text:s/>hadoop jar /home/hduser/mapside.jar MapSide /niit/Employees.txt /niit/output</text:p>
      <text:p text:style-name="P1"><text:s text:c="2"/>254 <text:s/>hadoop fs -ls /user/hduser</text:p>
      <text:p text:style-name="P1"><text:s text:c="2"/>255 <text:s/>hadoop fs -mkdir /user</text:p>
      <text:p text:style-name="P1"><text:s text:c="2"/>256 <text:s/>hadoop fs -mkdir /user/hduser</text:p>
      <text:p text:style-name="P1"><text:s text:c="2"/>257 <text:s/>hadoop fs -mv /niit/salary.txt /user/hduser</text:p>
      <text:p text:style-name="P1"><text:s text:c="2"/>258 <text:s/>hadoop fs -ls /user/hduser</text:p>
      <text:p text:style-name="P1"><text:s text:c="2"/>259 <text:s/>hadoop jar /home/hduser/mapside.jar MapSide /niit/Employees.txt /niit/output</text:p>
      <text:p text:style-name="P1"><text:s text:c="2"/>260 <text:s/>hadoop jar /home/hduser/maxside.jar MapSide /niit/Employees.txt /niit/output</text:p>
      <text:p text:style-name="P1"><text:s text:c="2"/>261 <text:s/>hadoop jar /home/hduser/maxside.jar MapSide /niit/Employees.txt /niit/output1</text:p>
      <text:p text:style-name="P1"><text:s text:c="2"/>262 <text:s/>hadoop fs -cat /niit/output1/part-r-00000</text:p>
      <text:p text:style-name="P1"><text:s text:c="2"/>263 <text:s/>hadoop fs -cat /niit/output1/part-m-00000</text:p>
      <text:p text:style-name="P1"><text:s text:c="2"/>264 <text:s/>hadoop fs -mv /niit/desig.txt /user/hduser</text:p>
      <text:p text:style-name="P1"><text:s text:c="2"/>265 <text:s/>hadoop jar /home/hduser/maxside1.jar MapSide /niit/Employees.txt /niit/output1</text:p>
      <text:p text:style-name="P1"><text:s text:c="2"/>266 <text:s/>hadoop jar /home/hduser/maxside1.jar MapSide /niit/Employees.txt /niit/output2</text:p>
      <text:p text:style-name="P1"><text:s text:c="2"/>267 <text:s/>hadoop fs -cat /niit/output2/part-m-00000</text:p>
      <text:p text:style-name="P1"><text:s text:c="2"/>268 <text:s/>hadoop jar /home/hduser/maxside1.jar MapSide /niit/Employees.txt /niit/output3</text:p>
      <text:p text:style-name="P1"><text:s text:c="2"/>269 <text:s/>hadoop jar /home/hduser/maxside1.jar MapSide /niit/Employees.txt /niit/output4</text:p>
      <text:p text:style-name="P1"><text:s text:c="2"/>270 <text:s/>clear</text:p>
      <text:p text:style-name="P1"><text:s text:c="2"/>271 <text:s/>hadoop jar /home/hduser/maxside1.jar MapSide /niit/Employees.txt /niit/output4</text:p>
      <text:p text:style-name="P1"><text:s text:c="2"/>272 <text:s/>hadoop jar /home/hduser/maxside1.jar MapSide /niit/Employees.txt /niit/output5</text:p>
      <text:p text:style-name="P1"><text:s text:c="2"/>273 <text:s/>clear</text:p>
      <text:p text:style-name="P1"><text:s text:c="2"/>274 <text:s/>hadoop jar /home/hduser/maxside2.jar MapSide /niit/Employees.txt /niit/output6</text:p>
      <text:p text:style-name="P1"><text:s text:c="2"/>275 <text:s/>hadoop fs -cat /niit/output6/part-m-00000</text:p>
      <text:p text:style-name="P1"><text:s text:c="2"/>276 <text:s/>clear</text:p>
      <text:p text:style-name="P1"><text:s text:c="2"/>277 <text:s/>hadoop jar /home/hduser/speed1.jar MapSide /niit/Employees.txt /niit/output7</text:p>
      <text:p text:style-name="P1"><text:s text:c="2"/>278 <text:s/>hadoop jar /home/hduser/speed1.jar SpeedOffence /niit/Employees.txt /niit/output7</text:p>
      <text:p text:style-name="P1"><text:s text:c="2"/>279 <text:s/>hadoop fs -cat /niit/output7/part-r-00000</text:p>
      <text:p text:style-name="P1"><text:s text:c="2"/>280 <text:s/>clear</text:p>
      <text:p text:style-name="P1"><text:s text:c="2"/>281 <text:s/>hadoop jar /home/hduser/speed.jar SpeedOffence /niit/speed.txt /niit/output8</text:p>
      <text:p text:style-name="P1"><text:s text:c="2"/>282 <text:s/>hadoop fs -cat /niit/output8/part-r-00000</text:p>
      <text:p text:style-name="P1"><text:s text:c="2"/>283 <text:s/>hadoop fs -rmr /niit/output1</text:p>
      <text:p text:style-name="P1"><text:s text:c="2"/>284 <text:s/>hadoop fs -rmr /niit/output2</text:p>
      <text:p text:style-name="P1"><text:s text:c="2"/>285 <text:s/>hadoop fs -rmr /niit/output3</text:p>
      <text:p text:style-name="P1"><text:s text:c="2"/>286 <text:s/>hadoop fs -rmr /niit/output4</text:p>
      <text:p text:style-name="P1"><text:s text:c="2"/>287 <text:s/>hadoop fs -rmr /niit/output5</text:p>
      <text:p text:style-name="P1"><text:s text:c="2"/>288 <text:s/>hadoop fs -rmr /niit/output6</text:p>
      <text:p text:style-name="P1"><text:s text:c="2"/>289 <text:s/>hadoop fs -rmr /niit/output7</text:p>
      <text:p text:style-name="P1"><text:s text:c="2"/>290 <text:s/>hadoop fs -rmr /niit/output8</text:p>
      <text:p text:style-name="P1"><text:s text:c="2"/>291 <text:s/>hadoop fs -rmr /niit/output</text:p>
      <text:p text:style-name="P1"><text:soft-page-break/><text:s text:c="2"/>292 <text:s/>clear</text:p>
      <text:p text:style-name="P1"><text:s text:c="2"/>293 <text:s/>hadoop fs -put /home/hduser/emp.csv /niit</text:p>
      <text:p text:style-name="P1"><text:s text:c="2"/>294 <text:s/>hadoop jar /home/hduser/partition.jar PartitionClass /niit/emp.csv /niit/output</text:p>
      <text:p text:style-name="P1"><text:s text:c="2"/>295 <text:s/>hadoop fs -cat /niit/output/part-r-00000</text:p>
      <text:p text:style-name="P1"><text:s text:c="2"/>296 <text:s/>clear</text:p>
      <text:p text:style-name="P1"><text:s text:c="2"/>297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8:40:34.148190006</meta:creation-date>
    <dc:date>2016-12-28T08:42:51.322580269</dc:date>
    <meta:editing-duration>PT2M19S</meta:editing-duration>
    <meta:editing-cycles>1</meta:editing-cycles>
    <meta:document-statistic meta:table-count="0" meta:image-count="0" meta:object-count="0" meta:page-count="7" meta:paragraph-count="297" meta:word-count="1204" meta:character-count="10350" meta:non-whitespace-character-count="8447"/>
    <meta:generator>LibreOffice/5.1.4.2$Linux_x86 LibreOffice_project/10m0$Build-2</meta:generator>
  </office:meta>
</office:document-meta>
</file>